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officeooo:paragraph-rsid="0003de43"/>
    </style:style>
    <style:style style:name="P2" style:family="paragraph" style:parent-style-name="Standard">
      <style:text-properties officeooo:rsid="0006a89f" officeooo:paragraph-rsid="0006a89f"/>
    </style:style>
    <style:style style:name="P3" style:family="paragraph" style:parent-style-name="Standard">
      <style:text-properties officeooo:rsid="0006a89f" officeooo:paragraph-rsid="00085347"/>
    </style:style>
    <style:style style:name="T1" style:family="text">
      <style:text-properties officeooo:rsid="0006a89f"/>
    </style:style>
    <style:style style:name="T2" style:family="text">
      <style:text-properties officeooo:rsid="000861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que vc procura em um SW de delivery?</text:p>
      <text:p text:style-name="P1"/>
      <text:p text:style-name="P1"><text:tab/>R: Um SW rapido e facil de usar q possa atingir uma grande parte da populaçao</text:p>
      <text:p text:style-name="Standard"/>
      <text:p text:style-name="Standard">Qual o tipo de publico vc deseija atingir?</text:p>
      <text:p text:style-name="Standard"/>
      <text:p text:style-name="Standard"><text:tab/>R; A maior quantidade possivel</text:p>
      <text:p text:style-name="Standard"/>
      <text:p text:style-name="Standard">Como deve ser a interface desse SW?</text:p>
      <text:p text:style-name="Standard"/>
      <text:p text:style-name="Standard"><text:tab/>R:Simples e Facil de usar</text:p>
      <text:p text:style-name="Standard"/>
      <text:p text:style-name="Standard">Quais funcionalidades esse SW deve possuir?</text:p>
      <text:p text:style-name="Standard"/>
      <text:p text:style-name="Standard"><text:tab/>R: deve possiblitar ver os produtos,ver os preços dos produtos,criar conta e logar para salvar dados pessoais,adicionar produtos a um carrinho,calcular preço total, informar metodo de pagamento, informar tempo de espera para entrega do pedido,fazer analise do produto fornecido,<text:span text:style-name="T1">o admin podera alterar o valor do produto quando necessario,o admin pode adicionar ou remover descontos,os descontos devem ficar em destaque, o admin pode adicionar ou remover produtos,deve fornecer a opçao de salvar senha</text:span></text:p>
      <text:p text:style-name="Standard"/>
      <text:p text:style-name="Standard">Qual o seu contato com a tecnoligia (ou de seus funcionarios)?</text:p>
      <text:p text:style-name="Standard"/>
      <text:p text:style-name="Standard"><text:tab/><text:span text:style-name="T2">R:</text:span></text:p>
      <text:p text:style-name="Standard"/>
      <text:p text:style-name="Standard">Quem vai utilizar esse SW?</text:p>
      <text:p text:style-name="Standard"/>
      <text:p text:style-name="Standard"><text:tab/><text:span text:style-name="T2">R: Um Funcionario especifico responsavel por vendas online</text:span></text:p>
      <text:p text:style-name="P2"/>
      <text:p text:style-name="P2">Quais tipos de dados devem ser salvos?</text:p>
      <text:p text:style-name="P2"/>
      <text:p text:style-name="P2"><text:tab/>R: Nome,endereço,CPF,Numero de cartao de credito(opcional),telefone</text:p>
      <text:p text:style-name="P2"/>
      <text:p text:style-name="P2">Quem vai ter acesso a esses dados?</text:p>
      <text:p text:style-name="P2"/>
      <text:p text:style-name="P3"><text:tab/>R: esses dados serao restritos apenas ao usuario pertencente, o entregador tera acesso ao </text:p>
      <text:p text:style-name="P3">nome.endereço,telefone e metodo de pagamento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>Scott Templer</meta:initial-creator>
    <meta:creation-date>2006-05-16T10:26:40</meta:creation-date>
    <dc:language>en-US</dc:language>
    <meta:editing-cycles>4</meta:editing-cycles>
    <meta:editing-duration>PT38M27S</meta:editing-duration>
    <dc:date>2019-10-27T15:31:27.592233655</dc:date>
    <meta:document-statistic meta:table-count="0" meta:image-count="0" meta:object-count="0" meta:page-count="1" meta:paragraph-count="17" meta:word-count="192" meta:character-count="1219" meta:non-whitespace-character-count="1035"/>
    <meta:user-defined meta:name="Info 1"/>
    <meta:user-defined meta:name="Info 2"/>
    <meta:user-defined meta:name="Info 3"/>
    <meta:user-defined meta:name="Info 4"/>
  </office:meta>
</office:document-meta>
</file>